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onteparág.padrão" style:family="text">
      <style:text-properties fo:font-size="14pt" style:font-size-asian="14pt"/>
    </style:style>
    <style:style style:name="T3" style:parent-style-name="Fonteparág.padrão" style:family="text">
      <style:text-properties fo:font-size="14pt" style:font-size-asian="14pt"/>
    </style:style>
    <style:style style:name="T4" style:parent-style-name="Fonteparág.padrão" style:family="text">
      <style:text-properties fo:font-size="14pt" style:font-size-asian="14pt"/>
    </style:style>
    <style:style style:name="T5" style:parent-style-name="Fonteparág.padrão" style:family="text">
      <style:text-properties fo:font-size="14pt" style:font-size-asian="14pt"/>
    </style:style>
    <style:style style:name="T6" style:parent-style-name="Fonteparág.padrão" style:family="text">
      <style:text-properties fo:font-size="14pt" style:font-size-asian="14pt"/>
    </style:style>
    <style:style style:name="P7" style:parent-style-name="Textbody" style:family="paragraph">
      <style:text-properties fo:font-size="14pt" style:font-size-asian="14pt"/>
    </style:style>
    <style:style style:name="P8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P9" style:parent-style-name="Textbody" style:family="paragraph">
      <style:text-properties fo:font-size="14pt" style:font-size-asian="14pt"/>
    </style:style>
    <style:style style:name="P10" style:parent-style-name="Textbody" style:family="paragraph">
      <style:text-properties fo:font-size="14pt" style:font-size-asian="14pt"/>
    </style:style>
    <style:style style:name="P11" style:parent-style-name="Textbody" style:family="paragraph">
      <style:text-properties fo:font-size="14pt" style:font-size-asian="14pt"/>
    </style:style>
    <style:style style:name="P12" style:parent-style-name="Textbody" style:family="paragraph">
      <style:text-properties fo:font-size="14pt" style:font-size-asian="14pt"/>
    </style:style>
    <style:style style:name="P13" style:parent-style-name="Textbody" style:family="paragraph">
      <style:text-properties fo:font-size="14pt" style:font-size-asian="14pt"/>
    </style:style>
    <style:style style:name="P14" style:parent-style-name="Textbody" style:family="paragraph">
      <style:text-properties fo:font-size="14pt" style:font-size-asian="14pt"/>
    </style:style>
    <style:style style:name="P15" style:parent-style-name="Textbody" style:family="paragraph">
      <style:text-properties fo:font-size="14pt" style:font-size-asian="14pt"/>
    </style:style>
    <style:style style:name="P16" style:parent-style-name="Textbody" style:family="paragraph">
      <style:text-properties fo:font-size="14pt" style:font-size-asian="14pt"/>
    </style:style>
    <style:style style:name="P17" style:parent-style-name="Textbody" style:family="paragraph">
      <style:text-properties fo:font-size="14pt" style:font-size-asian="14pt"/>
    </style:style>
    <style:style style:name="P18" style:parent-style-name="Textbody" style:family="paragraph">
      <style:text-properties fo:font-size="14pt" style:font-size-asian="14pt"/>
    </style:style>
    <style:style style:name="P19" style:parent-style-name="Textbody" style:family="paragraph">
      <style:text-properties fo:font-size="14pt" style:font-size-asian="14pt"/>
    </style:style>
    <style:style style:name="P20" style:parent-style-name="Textbody" style:family="paragraph">
      <style:text-properties fo:font-size="14pt" style:font-size-asian="14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4pt" style:font-size-asian="14pt"/>
    </style:style>
    <style:style style:name="T23" style:parent-style-name="Fonteparág.padrão" style:family="text">
      <style:text-properties fo:font-size="14pt" style:font-size-asian="14pt"/>
    </style:style>
  </office:automatic-styles>
  <office:body>
    <office:text text:use-soft-page-breaks="true">
      <text:p text:style-name="P1">Web</text:p>
      <text:p text:style-name="Textbody">Nome: Bruno …<text:tab/><text:tab/><text:tab/><text:tab/><text:tab/><text:tab/><text:tab/>N<text:span text:style-name="T2">ºUSP:</text:span></text:p>
      <text:p text:style-name="Textbody">Nome: Gabriel Mattheus Bezerra Alves de Carvalho<text:tab/><text:tab/>N<text:span text:style-name="T3">ºUSP:</text:span><text:span text:style-name="T4"><text:s/>9779429</text:span></text:p>
      <text:p text:style-name="Textbody">Nome: Victor Souza Cezario<text:tab/><text:tab/><text:tab/><text:tab/><text:tab/><text:tab/>N<text:span text:style-name="T5">ºUSP: 9790919</text:span></text:p>
      <text:p text:style-name="Textbody">Nome: Wallace Cruz de Souza<text:tab/><text:tab/><text:tab/><text:tab/><text:tab/>N<text:span text:style-name="T6">ºUSP: 9779392</text:span></text:p>
      <text:p text:style-name="P7"/>
      <text:p text:style-name="P8">Telas</text:p>
      <text:p text:style-name="P9">carrinho.html: Tela de<text:s/>carrinho do site, contém os objetos escolhidos para compra. Exibe a opção de retornar às compras ou ir para a tela de finalizar.</text:p>
      <text:p text:style-name="P10">detalhes.html: Tela que contém as informações sobre os pets de um usuário.</text:p>
      <text:p text:style-name="P11">estoque.html: Tela que mostra todos os produtos ainda em estoque.</text:p>
      <text:p text:style-name="P12">finalizar_compra.html: Tela para finalizar a compra dos produtos do carrinho. Caso o usuário esteja logado, os campos serão automaticamente preenchidos com as informações de seu cadastro.</text:p>
      <text:p text:style-name="P13">home.html: Tela inicial do site.</text:p>
      <text:p text:style-name="P14">home-admin.html: Tela inicial do administrador. Mostra informações gerais sobre o site (número de visitas, número de compras, etc.)</text:p>
      <text:p text:style-name="P15">login.html: Tela para entrar no site com um perfil já registrado.</text:p>
      <text:p text:style-name="P16">new_admin.html: Tela para administrador cadastrar um novo administrador.</text:p>
      <text:p text:style-name="P17">new_product.html: Tela para administrador cadastrar um novo produto.</text:p>
      <text:p text:style-name="P18">new_service: Tela para administrador cadastrar um novo serviço.</text:p>
      <text:p text:style-name="P19">new_user.html: Tela para o administrador cadastrar um novo usuário.</text:p>
      <text:p text:style-name="P20">produto.html: Tela para gerenciar um dado produto do estoque.</text:p>
      <text:p text:style-name="Textbody"><text:span text:style-name="T21">produtos.html: Tela com todos os produtos do site, por categoria.</text:span></text:p>
      <text:p text:style-name="Textbody"><text:span text:style-name="T22">registrar.html: Tela para uma pessoa se cadastrar no site.</text:span></text:p>
      <text:p text:style-name="Textbody"><text:span text:style-name="T23">profile.html: Tela de perfil do usuário, onde pode editar suas informaçõ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Carvalho</dc:creator>
    <meta:creation-date>2018-04-09T00:48:00Z</meta:creation-date>
    <dc:date>2018-04-09T03:53:00Z</dc:date>
    <meta:template xlink:href="Normal.dotm" xlink:type="simple"/>
    <meta:editing-cycles>3</meta:editing-cycles>
    <meta:editing-duration>PT120S</meta:editing-duration>
    <meta:document-statistic meta:page-count="1" meta:paragraph-count="2" meta:word-count="225" meta:character-count="1444" meta:row-count="10" meta:non-whitespace-character-count="1221"/>
  </office:meta>
</office:document-meta>
</file>